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H</mi>
        <mo stretchy="false">̂</mo>
      </mover>
      <mo stretchy="false">ψ</mo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fenced open="(" close=")">
        <mrow>
          <mrow>
            <mo stretchy="false">−</mo>
            <mrow>
              <mfrac>
                <msup>
                  <mo stretchy="false">ℏ</mo>
                  <mn>2</mn>
                </msup>
                <mrow>
                  <mn>2</mn>
                  <mi>m</mi>
                </mrow>
              </mfrac>
            </mrow>
          </mrow>
          <msub>
            <mo stretchy="false">Δ</mo>
            <mi>r</mi>
          </msub>
          <mrow>
            <mi/>
            <mo stretchy="false">+</mo>
            <mi/>
          </mrow>
          <mi>V</mi>
          <mrow>
            <mo stretchy="false">(</mo>
            <mrow>
              <mstyle mathvariant="bold">
                <mrow>
                  <mi>r</mi>
                </mrow>
              </mstyle>
            </mrow>
            <mo stretchy="false">)</mo>
          </mrow>
        </mrow>
      </mfenced>
      <mi/>
      <mo stretchy="false">ψ</mo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text>i</mtext>
      <mo stretchy="false">ℏ</mo>
      <mfrac>
        <mo stretchy="false">∂</mo>
        <mrow>
          <mo stretchy="false">∂</mo>
          <mi>t</mi>
        </mrow>
      </mfrac>
      <mi/>
      <mo stretchy="false">ψ</mo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</mrow>
    <annotation encoding="StarMath 5.0">hat H %ipsi (bold r , t) `=` left ( - {hbar ^2 over {2 m}} %DELTA _r `+` V(bold r) right ) ` %ipsi (bold r , t) `=` "i" hbar partial over {partial t} ` %ipsi (bold r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21:25:17.846000000</meta:creation-date>
    <meta:generator>LibreOffice/4.1.4.2$Windows_x86 LibreOffice_project/0a0440ccc0227ad9829de5f46be37cfb6edcf72</meta:generator>
  </office:meta>
</office:document-meta>
</file>